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style:line-height-at-least="0.741cm" fo:text-indent="0cm" style:auto-text-indent="false"/>
      <style:text-properties fo:font-weight="normal" fo:background-color="transparent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ef4540" loext:opacity="100%" style:text-underline-style="solid" style:text-underline-width="auto" style:text-underline-color="font-color"/>
    </style:style>
    <style:style style:name="T3" style:family="text">
      <style:text-properties fo:color="#ef4540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REA 6. REALIZA LAS SIGUIENTES CONSUNTAS</text:h>
      <text:list text:style-name="L1">
        <text:list-item>
          <text:p text:style-name="P2"><text:bookmark text:name="yui_3_17_2_1_1705648424318_98"/><text:span text:style-name="T4">Selecciona los nombres de países de Oceanía y su año de independencia, de forma que los que aparezca como año de independencia NULL en realidad aparezca el texto 'Territorio asociado'. Ordénalo de más antigua independencia a menos (los últimos que aparecerán en el listado son los que aún no se han independizado). Mira la función IFNULL por ejemplo </text:span><text:a xlink:type="simple" xlink:href="https://www.w3schools.com/sql/func_mysql_ifnull.asp" text:style-name="Internet_20_link" text:visited-style-name="Visited_20_Internet_20_Link"><text:span text:style-name="T5">aquí.</text:span></text:a></text:p>
          <text:p text:style-name="P4"/>
        </text:list-item>
        <text:list-item>
          <text:p text:style-name="P3">Realiza una consulta donde aparezca el nombre del país y su fecha de independencia (suponemos que si aparece el año 1960, su fecha es siempre el 01/01/1960, ese es el formato correcto). Además, los que tengan null en Indepyear deberá aparecer 'SIn independización'. Todos deberán aparecer ordenados alfabéticamente por nombre.</text:p>
          <text:p text:style-name="P3"/>
        </text:list-item>
        <text:list-item>
          <text:p text:style-name="P3">Códigos de país en donde se hable español por ul lado, más los ćódigos de países que sean europeos y éstos tengan más de 10.000.000 de habitantes.</text:p>
          <text:p text:style-name="P3"/>
        </text:list-item>
        <text:list-item>
          <text:p text:style-name="P3">Códigos de los países que se hable inglés y sean de Europa, utilizando INTERSECT.</text:p>
          <text:p text:style-name="P3"/>
        </text:list-item>
        <text:list-item>
          <text:p text:style-name="P3">Selecciona los nombres de los países y el porcentaje que ha aumentado su producto interior bruto con respecto al anterior (GNP y GNP old) ordenado por el que más ha crecido al que menos. La columna segunda deberá aparecer con el título incremento porcentual.</text:p>
          <text:p text:style-name="P3"/>
        </text:list-item>
        <text:list-item>
          <text:p text:style-name="P2"><text:span text:style-name="T4">Realiza una consulta en donde aparezca los códigos que aparecen en el punto 3, menos los que aparecen en el punto 4. (</text:span><text:span text:style-name="Emphasis"><text:span text:style-name="T3">En MySQL/MariaDB hasta la fecha no admite la cláusula MINUS, utilizad la equivalente EXCEPT.</text:span></text:span></text:p>
          <text:p text:style-name="P2"><text:span text:style-name="Emphasis"><text:span text:style-name="T3"/></text:span></text:p>
        </text:list-item>
        <text:list-item>
          <text:p text:style-name="P3">Con el uso de la función RAND(), la cláusula LIMIT, escribe una consulta que cada vez que se ejecute, liste un país aleatorio y su información.</text:p>
          <text:p text:style-name="P3"/>
        </text:list-item>
        <text:list-item>
          <text:p text:style-name="P3"><text:soft-page-break/>Selecciona los nombres de los cinco países con más población, cuya lengua oficial sea el Españo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08:15:19.552000000</meta:creation-date>
    <dc:date>2024-01-19T11:54:11.996000000</dc:date>
    <meta:editing-duration>PT1H22M11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9" meta:word-count="286" meta:character-count="1673" meta:non-whitespace-character-count="1404"/>
  </office:meta>
</office:document-meta>
</file>